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62cm" svg:y="3.362cm">
          <draw:text-box>
            <text:p text:style-name="P2"><text:span text:style-name="T2">User / Password: XXX/YYY</text:span></text:p>
            <text:p text:style-name="P2"><text:span text:style-name="T3">CVSROOT=“:pserver:XXX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3-10-10T14:30:43</dc:date>
    <dc:language>de-DE</dc:language>
    <meta:editing-cycles>62</meta:editing-cycles>
    <meta:editing-duration>PT10H17M30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